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cccc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3333" draw:textarea-vertical-align="middle" draw:auto-grow-height="false" fo:min-height="0.749cm" fo:min-width="0.499cm"/>
    </style:style>
    <style:style style:name="gr3" style:family="graphic" style:parent-style-name="standard">
      <style:graphic-properties draw:stroke="solid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="gradient" draw:fill-gradient-name="Argil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fill="solid" draw:fill-color="#ffcccc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fill="gradient" draw:fill-gradient-name="Tango_20_Gray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="solid" draw:fill-color="#1c1c1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66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00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663300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151cm" svg:height="1cm" draw:transform="rotate (0.419228086329038) translate (9.557cm 10.2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44cm" svg:height="1.459cm" draw:transform="rotate (0.354476371080048) translate (9.395cm 10.032cm)">
          <text:p/>
          <draw:enhanced-geometry draw:glue-point-type="segments" draw:type="mso-spt100" draw:modifiers="-90 85.99321309164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2.8cm" svg:height="8.3cm" svg:x="8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cm" svg:height="2.8cm" svg:x="8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16cm" svg:height="5.2cm" draw:transform="rotate (0.508588944031148) translate (11.23cm 5.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37cm" svg:height="1cm" draw:transform="rotate (0.419228086329038) translate (9.8cm 10.91cm)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188cm" svg:height="1.039cm" draw:transform="rotate (-1.12207217610716) translate (12.636cm 4.77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1.6cm" svg:height="0.4cm" draw:transform="rotate (-0.627794931942361) translate (9.305cm 6.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cm" svg:height="0.5cm" svg:x="9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cm" svg:height="0.4cm" draw:transform="rotate (-0.324631240870946) translate (9.584cm 8.78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4cm" svg:height="1.459cm" draw:transform="rotate (0.354476371080048) translate (9.594cm 10.632cm)">
          <text:p/>
          <draw:enhanced-geometry draw:glue-point-type="segments" draw:type="mso-spt100" draw:modifiers="-90 85.99321309164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1" draw:layer="layout" svg:width="1.213cm" svg:height="4.199cm" draw:transform="rotate (0.345924257745276) translate (9.547cm 17.53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116cm" svg:height="4.199cm" draw:transform="rotate (-0.0127409035395589) translate (10.953cm 20.68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13cm" svg:height="4.199cm" draw:transform="rotate (-0.0439822971502573) translate (8.788cm 17.25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116cm" svg:height="4.199cm" draw:transform="rotate (-0.0127409035395589) translate (8.584cm 20.88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8cm" svg:height="1.6cm" svg:x="11cm" svg:y="24.1cm">
          <text:p/>
          <draw:enhanced-geometry draw:glue-point-type="segments" draw:type="mso-spt100" draw:modifiers="-2.43152047237116 176.3612502882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" draw:layer="layout" svg:width="1.8cm" svg:height="1.6cm" svg:x="8.6cm" svg:y="24.3cm">
          <text:p/>
          <draw:enhanced-geometry draw:glue-point-type="segments" draw:type="mso-spt100" draw:modifiers="-2.43152047237116 176.3612502882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1" draw:layer="layout" svg:width="2.5cm" svg:height="3.6cm" svg:x="8.4cm" svg:y="14.4cm">
          <text:p/>
          <draw:enhanced-geometry draw:glue-point-type="segments" draw:type="mso-spt100" draw:modifiers="179.947225271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éo </meta:initial-creator>
    <meta:creation-date>2016-04-17T16:29:32.974292654</meta:creation-date>
    <dc:date>2016-04-17T16:50:37.107820566</dc:date>
    <dc:creator>Théo </dc:creator>
    <meta:editing-duration>PT5M54S</meta:editing-duration>
    <meta:editing-cycles>1</meta:editing-cycles>
    <meta:document-statistic meta:object-count="18"/>
    <meta:generator>LibreOffice/4.2.8.2$Linux_X86_64 LibreOffice_project/420m0$Build-2</meta:generator>
  </office:meta>
</office:document-meta>
</file>